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28774" officeooo:paragraph-rsid="00028774"/>
    </style:style>
    <style:style style:name="T1" style:family="text">
      <style:text-properties fo:font-variant="small-caps"/>
    </style:style>
    <style:style style:name="T2" style:family="text">
      <style:text-properties officeooo:rsid="00028774"/>
    </style:style>
    <style:style style:name="T3" style:family="text">
      <style:text-properties officeooo:rsid="000450d7"/>
    </style:style>
    <style:style style:name="T4" style:family="text">
      <style:text-properties officeooo:rsid="0005614d"/>
    </style:style>
    <style:style style:name="T5" style:family="text">
      <style:text-properties officeooo:rsid="0006a10f"/>
    </style:style>
    <style:style style:name="T6" style:family="text">
      <style:text-properties officeooo:rsid="000f3ff7"/>
    </style:style>
    <style:style style:name="T7" style:family="text">
      <style:text-properties officeooo:rsid="0012ce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8:1-30</text:h>
      <text:h text:style-name="Heading_20_2" text:outline-level="2"><text:bookmark text:name="en-GNT-3187"/>Forbidden Sexual Practices</text:h>
      <text:list xml:id="list1879389338" text:style-name="L1">
        <text:list-item>
          <text:p text:style-name="P1">The <text:span text:style-name="T1">Lord</text:span> told Moses to say to the people of Israel, “I am the <text:span text:style-name="T1">Lord</text:span> your God. Do not follow the practices of the people of Egypt, where you once lived, or of the people in the land of Canaan, where I am now taking you. Obey my laws and do what I command. I am the <text:span text:style-name="T1">Lord</text:span> your God. Follow the practices and the laws that I give you; you will save your life by doing so. I am the <text:span text:style-name="T1">Lord</text:span>.” The <text:span text:style-name="T1">Lord</text:span> gave the following regulations. Do not have sexual intercourse with any of your relatives. Do not disgrace your father by having intercourse with your mother. You must not disgrace your own mother. Do not disgrace your father by having intercourse with any of his other wives. Do not have intercourse with your sister or your stepsister, whether or not she was brought up in the same house with you. <text:bookmark text:name="en-GNT-3196"/>Do not have intercourse with your granddaughter; that would be a disgrace to you. <text:bookmark text:name="en-GNT-3197"/>Do not have intercourse with a half sister; she, too, is your sister. <text:bookmark text:name="en-GNT-3198"/>Do not have intercourse with an aunt, whether she is your father's sister or your mother's sister. <text:bookmark text:name="en-GNT-3199"/>Do not have intercourse with your uncle's wife; she, too, is your aunt. <text:bookmark text:name="en-GNT-3200"/>Do not have intercourse with your daughter-in-law <text:bookmark text:name="en-GNT-3201"/>or with your brother's wife. <text:bookmark text:name="en-GNT-3202"/>Do not have intercourse with the daughter or granddaughter of a woman with whom you have had intercourse; they may be related to you, and that would be incest. <text:bookmark text:name="en-GNT-3203"/>Do not take your wife's sister as one of your wives, as long as your wife is living.<text:bookmark text:name="en-GNT-3204"/> Do not have intercourse with a woman during her monthly period, because she is ritually unclean. <text:bookmark text:name="en-GNT-3205"/>Do not have intercourse with another man's wife; that would make you ritually unclean.<text:bookmark text:name="en-GNT-3206"/> Do not hand over any of your children to be used in the worship of the god Molech, because that would bring disgrace on the name of God, the <text:span text:style-name="T1">Lord</text:span>. <text:bookmark text:name="en-GNT-3207"/>No man is to have sexual relations with another man; God hates that. <text:bookmark text:name="en-GNT-3208"/>No man or woman is to have sexual relations with an animal; that perversion makes you ritually unclean.<text:bookmark text:name="en-GNT-3209"/> Do not make yourselves unclean by any of these acts, for that is how the pagans made themselves unclean, those pagans who lived in the land before you and whom the <text:span text:style-name="T1">Lord</text:span> is driving out so that you can go in. <text:bookmark text:name="en-GNT-3210"/>Their actions made the land unclean, and so the <text:span text:style-name="T1">Lord</text:span> is punishing the land and making it reject the people who lived there. <text:bookmark text:name="en-GNT-3211"/>They did all these disgusting things and made the land unclean, but you must not do them. All of you, whether Israelites or foreigners living with you, must keep the <text:span text:style-name="T1">Lord</text:span>'s laws and commands, <text:bookmark text:name="en-GNT-3212"/>and then the land will not reject you, as it rejected the pagans who lived there before you. <text:bookmark text:name="en-GNT-3213"/>You know that whoever does any of these disgusting things will no longer be considered one of God's people.<text:bookmark text:name="en-GNT-3214"/> And the <text:span text:style-name="T1">Lord</text:span> said, “Obey the commands I give and do not follow the practices of the people who lived in the land before you, and do not make yourselves unclean by doing any of these things. I am the <text:span text:style-name="T1">Lord</text:span> your God.”</text:p>
        </text:list-item>
        <text:list-item>
          <text:p text:style-name="P1"><text:a xlink:type="simple" xlink:href="https://www.youtube.com/watch?v=vs64yiwOulc&amp;t=16s" text:style-name="Internet_20_link" text:visited-style-name="Visited_20_Internet_20_Link">https://www.youtube.com/watch?v=vs64yiwOulc&amp;t=16s</text:a>. <text:span text:style-name="T2">The call to be different is reoccuring in the bible. In verse 3-4, the Israelites are commanded to be different from the Egyption and the Cannanites. In the books of the prophets they are told the same and </text:span><text:span text:style-name="T3">when</text:span><text:span text:style-name="T2"> they disobeyed they were captured by enemies. In Matthew Jesus tells the people to be different from the pharisees and the seduces. In Romans 12, Paul tell</text:span><text:span text:style-name="T4">s</text:span><text:span text:style-name="T2"> the people not </text:span><text:span text:style-name="T5">to</text:span><text:span text:style-name="T2"> conform to earthly standards but to be transformed </text:span><text:span text:style-name="T6">to the renewal of the mind</text:span><text:span text:style-name="T2">.</text:span></text:p>
        </text:list-item>
        <text:list-item>
          <text:p text:style-name="P2"><text:soft-page-break/>In this chapter we see the sexual practices that the Lord was forbidding, these were being practiced by the Egyptians and the Cannanites. The Lord is forbidding the Israelites from following such. There are consenqunces <text:span text:style-name="T7">of</text:span> such practic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04:56:45.698892328</meta:creation-date>
    <dc:date>2022-04-01T07:55:51.391039767</dc:date>
    <meta:editing-duration>PT2H59M2S</meta:editing-duration>
    <meta:editing-cycles>7</meta:editing-cycles>
    <meta:generator>LibreOffice/6.4.7.2$Linux_X86_64 LibreOffice_project/40$Build-2</meta:generator>
    <meta:document-statistic meta:table-count="0" meta:image-count="0" meta:object-count="0" meta:page-count="2" meta:paragraph-count="5" meta:word-count="669" meta:character-count="3679" meta:non-whitespace-character-count="3018"/>
  </office:meta>
</office:document-meta>
</file>